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4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ebenen">
      <style:table-properties table:display="true" style:writing-mode="lr-tb"/>
    </style:style>
    <style:style style:name="ta2" style:family="table" style:master-page-name="PageStyle_5f_vergleichsworte">
      <style:table-properties table:display="true" style:writing-mode="lr-tb"/>
    </style:style>
    <style:style style:name="ta3" style:family="table" style:master-page-name="PageStyle_5f_operationen">
      <style:table-properties table:display="true" style:writing-mode="lr-tb"/>
    </style:style>
    <style:style style:name="ta4" style:family="table" style:master-page-name="PageStyle_5f_geschlecht">
      <style:table-properties table:display="true" style:writing-mode="lr-tb"/>
    </style:style>
    <style:style style:name="ta5" style:family="table" style:master-page-name="PageStyle_5f_einheiten">
      <style:table-properties table:display="true" style:writing-mode="lr-tb"/>
    </style:style>
    <style:style style:name="ta6" style:family="table" style:master-page-name="PageStyle_5f_logik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n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kant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hweiz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zi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mein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rchgemein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dt städtis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zirksgrupp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gglomer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ändlich dorf</text:p>
          </table:table-cell>
          <table:table-cell table:number-columns-repeated="6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ergleichsworte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klein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er mit spitzem s -&gt; alle spitze s in 2s umwandel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h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ni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leiner 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er 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iedrig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öh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 20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 jahr 20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ktuellste / neu(e)ste /letzte / späteste / früheste / ers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ter/kleinster/niedrigster/höchs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er(halb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über(halb)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zwischen … u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on … bis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e gr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e vie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e l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n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erschied/differenz (zwischen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teil, relativ (zu), prozentual, bruchteil, anteili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ute,gestern,morgen,vorgestern, letzte XYZ,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der zweite/dritte/vier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ste/zweite/dritte/vier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tzter/zweitletzter,drittletzter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urchschnittlich/durchschnitt/im mittel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lterskategori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e alt, wie ju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us welchem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lativsätze: in der/die, wobei, 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enquellen,Datensets,Datensatz,Daten,Informationen,Angaben</text:p>
          </table:table-cell>
          <table:table-cell table:number-columns-repeated="63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perationen" table:style-name="ta3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umme/to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ndardabweichu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wischensummen/zwischentotale</text:p>
          </table:table-cell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schlecht" table:style-name="ta4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man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eres / unbestimmtes geschlec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tere worte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ODER IST GESCHLECHT EINFACH EINE VARIABLE?</text:p>
          </table:table-cell>
          <table:table-cell table:number-columns-repeated="63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inheiten" table:style-name="ta5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chf,ch,eur,us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,ha,are,hektar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inwohner,person,bevölkerung,kop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nat/woche/jahr/tag/stunde/minute/sekun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mann,frau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gik" table:style-name="ta6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pro/nach [einheit,ebene,variable]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3154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193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gleichsworte" style:display-name="PageStyle_vergleichsworte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7">00/00/0000</text:date></text:span></text:p>
        </style:region-left>
      </style:footer>
      <style:footer-left style:display="false"/>
    </style:master-page>
    <style:master-page style:name="PageStyle_5f_logik" style:display-name="PageStyle_logik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7">00/00/0000</text:date></text:span></text:p>
        </style:region-left>
      </style:footer>
      <style:footer-left style:display="false"/>
    </style:master-page>
    <style:master-page style:name="PageStyle_5f_geschlecht" style:display-name="PageStyle_geschlecht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7">00/00/0000</text:date></text:span></text:p>
        </style:region-left>
      </style:footer>
      <style:footer-left style:display="false"/>
    </style:master-page>
    <style:master-page style:name="PageStyle_5f_einheiten" style:display-name="PageStyle_einheiten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7">00/00/0000</text:date></text:span></text:p>
        </style:region-left>
      </style:footer>
      <style:footer-left style:display="false"/>
    </style:master-page>
    <style:master-page style:name="PageStyle_5f_operationen" style:display-name="PageStyle_operationen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7">00/00/0000</text:date></text:span></text:p>
        </style:region-left>
      </style:footer>
      <style:footer-left style:display="false"/>
    </style:master-page>
    <style:master-page style:name="PageStyle_5f_ebenen" style:display-name="PageStyle_ebenen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7">00/00/0000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uiz Palmero Christian</meta:initial-creator>
    <meta:print-date>2010-06-17T09:25:29</meta:print-date>
    <meta:creation-date>2009-11-10T15:30:15</meta:creation-date>
    <dc:date>2021-02-27T13:03:54.073334655</dc:date>
    <meta:editing-duration>PT12H47M58S</meta:editing-duration>
    <meta:generator>LibreOffice/6.4.6.2$Linux_X86_64 LibreOffice_project/40$Build-2</meta:generator>
    <meta:editing-cycles>1</meta:editing-cycles>
    <meta:document-statistic meta:table-count="6" meta:cell-count="63" meta:object-count="0"/>
    <meta:user-defined meta:name="AppVersion">16.0300</meta:user-defined>
    <meta:user-defined meta:name="Company">J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1.0</meta:user-defined>
  </office:meta>
</office:document-meta>
</file>